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1.8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3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string" calcext:value-type="string">
            <text:p>32 + 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string" calcext:value-type="string">
            <text:p>32 + 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string" calcext:value-type="string">
            <text:p>32 + 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8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8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18:11:08.324953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0-13T21:36:42.102740564</dc:date>
    <meta:editing-duration>P1DT19H48M53S</meta:editing-duration>
    <meta:editing-cycles>189</meta:editing-cycles>
    <meta:generator>LibreOffice/5.2.1.2$Linux_X86_64 LibreOffice_project/20m0$Build-2</meta:generator>
    <meta:document-statistic meta:table-count="1" meta:cell-count="3222" meta:object-count="0"/>
  </office:meta>
</office:document-meta>
</file>